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cm" fo:min-width="4.6cm" loext:decorative="false"/>
    </style:style>
    <style:style style:name="gr2" style:family="graphic" style:parent-style-name="standard">
      <style:graphic-properties draw:fill="solid" draw:fill-color="#ffc0c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3" style:family="graphic" style:parent-style-name="standard">
      <style:graphic-properties draw:fill="solid" draw:fill-color="#c0c0ff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5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6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7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9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10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11" style:family="graphic" style:parent-style-name="standard">
      <style:graphic-properties draw:fill="solid" draw:fill-color="#ffffc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12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13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14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15" style:family="graphic" style:parent-style-name="standard">
      <style:graphic-properties draw:fill="solid" draw:fill-color="#ffc0c0" draw:textarea-horizontal-align="justify" draw:textarea-vertical-align="middle" draw:auto-grow-height="false" fo:min-height="0cm" fo:min-width="0.29cm" loext:decorative="false"/>
      <style:paragraph-properties style:writing-mode="lr-tb"/>
    </style:style>
    <style:style style:name="gr16" style:family="graphic" style:parent-style-name="standard">
      <style:graphic-properties draw:fill="solid" draw:fill-color="#c0c0ff" draw:textarea-horizontal-align="justify" draw:textarea-vertical-align="middle" draw:auto-grow-height="false" fo:min-height="0cm" fo:min-width="0.29cm" loext:decorative="false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29cm" loext:decorative="false"/>
      <style:paragraph-properties style:writing-mode="lr-tb"/>
    </style:style>
    <style:style style:name="gr18" style:family="graphic" style:parent-style-name="standard">
      <style:graphic-properties draw:fill="solid" draw:fill-color="#ffffc0" draw:textarea-horizontal-align="justify" draw:textarea-vertical-align="middle" draw:auto-grow-height="false" fo:min-height="0cm" fo:min-width="0.29cm" loext:decorative="false"/>
      <style:paragraph-properties style:writing-mode="lr-tb"/>
    </style:style>
    <style:style style:name="gr19" style:family="graphic" style:parent-style-name="standard" style:list-style-name="L1">
      <style:graphic-properties draw:fill="solid" draw:fill-color="#c0c0ff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0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1" style:family="graphic" style:parent-style-name="standard" style:list-style-name="L1">
      <style:graphic-properties draw:fill="solid" draw:fill-color="#c0c0ff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2" style:family="graphic" style:parent-style-name="standard" style:list-style-name="L1">
      <style:graphic-properties draw:fill="solid" draw:fill-color="#ffc0c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3" style:family="graphic" style:parent-style-name="standard" style:list-style-name="L1">
      <style:graphic-properties draw:fill="solid" draw:fill-color="#ffc0c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4" style:family="graphic" style:parent-style-name="standard">
      <style:graphic-properties draw:fill="solid" draw:fill-color="#c0ffff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5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6" style:family="graphic" style:parent-style-name="standard" style:list-style-name="L1">
      <style:graphic-properties draw:fill="solid" draw:fill-color="#c0ffff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7" style:family="graphic" style:parent-style-name="standard" style:list-style-name="L1">
      <style:graphic-properties draw:fill="solid" draw:fill-color="#ffc0c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8" style:family="graphic" style:parent-style-name="standard" style:list-style-name="L1">
      <style:graphic-properties draw:fill="solid" draw:fill-color="#00000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29" style:family="graphic" style:parent-style-name="standard" style:list-style-name="L1">
      <style:graphic-properties draw:fill="solid" draw:fill-color="#ffc0c0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gr30" style:family="graphic" style:parent-style-name="standard" style:list-style-name="L1">
      <style:graphic-properties draw:fill="solid" draw:fill-color="#c0ffff" draw:textarea-horizontal-align="justify" draw:textarea-vertical-align="middle" draw:auto-grow-height="false" fo:min-height="0.19cm" fo:min-width="0.7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0c0"/>
      <style:paragraph-properties fo:text-align="center"/>
    </style:style>
    <style:style style:name="P3" style:family="paragraph">
      <loext:graphic-properties draw:fill="solid" draw:fill-color="#c0c0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c0"/>
      <style:paragraph-properties fo:text-align="center"/>
    </style:style>
    <style:style style:name="P8" style:family="paragraph">
      <loext:graphic-properties draw:fill="solid" draw:fill-color="#c0c0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c0c0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c0ffff"/>
      <style:paragraph-properties fo:text-align="center"/>
    </style:style>
    <style:style style:name="P11" style:family="paragraph">
      <loext:graphic-properties draw:fill="solid" draw:fill-color="#c0ffff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3.4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9cm" svg:height="0.19cm" svg:x="2.6cm" svg:y="2.7cm">
          <text:p text:style-name="P1">V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9cm" svg:height="0.19cm" svg:x="3.4cm" svg:y="2.7cm">
          <text:p text:style-name="P1">V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2.6cm" svg:y="2.9cm">
          <text:p text:style-name="P1">T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9cm" svg:height="0.19cm" svg:x="3.4cm" svg:y="2.9cm">
          <text:p text:style-name="P1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2.6cm" svg:y="3.1cm">
          <text:p text:style-name="P1">TD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9cm" svg:height="0.19cm" svg:x="3.4cm" svg:y="3.1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2.6cm" svg:y="3.3cm">
          <text:p text:style-name="P1">SWDIO T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79cm" svg:height="0.19cm" svg:x="3.4cm" svg:y="3.3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2.6cm" svg:y="3.5cm">
          <text:p text:style-name="P1">SWCLK T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9cm" svg:height="0.19cm" svg:x="3.4cm" svg:y="3.5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cm" svg:height="0.19cm" svg:x="2.6cm" svg:y="3.7cm">
          <text:p text:style-name="P1">N.C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79cm" svg:height="0.19cm" svg:x="3.4cm" svg:y="3.7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2.6cm" svg:y="3.9cm">
          <text:p text:style-name="P1">SWO T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9cm" svg:height="0.19cm" svg:x="3.4cm" svg:y="3.9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79cm" svg:height="0.19cm" svg:x="2.6cm" svg:y="4.1cm">
          <text:p text:style-name="P1">N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9cm" svg:height="0.19cm" svg:x="3.4cm" svg:y="4.1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cm" svg:height="0.19cm" svg:x="2.6cm" svg:y="4.3cm">
          <text:p text:style-name="P1">N.C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79cm" svg:height="0.19cm" svg:x="3.4cm" svg:y="4.3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9cm" svg:height="0.19cm" svg:x="2.6cm" svg:y="4.5cm">
          <text:p text:style-name="P1">V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79cm" svg:height="0.19cm" svg:x="3.4cm" svg:y="4.5cm">
          <text:p text:style-name="P5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79cm" svg:height="0.19cm" svg:x="4.6cm" svg:y="2.5cm">
          <text:p text:style-name="P1">V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79cm" svg:height="0.19cm" svg:x="4.6cm" svg:y="2.7cm">
          <text:p text:style-name="P1">SWCL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9cm" svg:height="0.19cm" svg:x="4.6cm" svg:y="2.9cm">
          <text:p text:style-name="P1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79cm" svg:height="0.19cm" svg:x="4.6cm" svg:y="3.1cm">
          <text:p text:style-name="P1">SWD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0.79cm" svg:height="0.19cm" svg:x="4.6cm" svg:y="3.3cm">
          <text:p text:style-name="P1">N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4.6cm" svg:y="3.5cm">
          <text:p text:style-name="P1">SW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79cm" svg:height="0.19cm" svg:x="4.6cm" svg:y="3.9cm">
          <text:p text:style-name="P1">RESET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79cm" svg:height="0.19cm" svg:x="5.4cm" svg:y="3.9cm">
          <text:p text:style-name="P5">SWDI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9cm" svg:height="0.19cm" svg:x="4.6cm" svg:y="4.1cm">
          <text:p text:style-name="P1">GND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79cm" svg:height="0.19cm" svg:x="5.4cm" svg:y="4.1cm">
          <text:p text:style-name="P5">GN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9cm" svg:height="0.19cm" svg:x="4.6cm" svg:y="4.3cm">
          <text:p text:style-name="P1">SWIM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79cm" svg:height="0.19cm" svg:x="5.4cm" svg:y="4.3cm">
          <text:p text:style-name="P5">SWCL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cm" svg:height="0.19cm" svg:x="4.6cm" svg:y="4.5cm">
          <text:p text:style-name="P1">+3.3V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79cm" svg:height="0.19cm" svg:x="5.4cm" svg:y="4.5cm">
          <text:p text:style-name="P5">+3.3V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cm" svg:height="0.19cm" svg:x="4.6cm" svg:y="4.7cm">
          <text:p text:style-name="P1">+5V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9cm" svg:height="0.19cm" svg:x="5.4cm" svg:y="4.7cm">
          <text:p text:style-name="P5">+5V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79cm" svg:height="0.19cm" svg:x="3.4cm" svg:y="2.1cm">
          <text:p text:style-name="P1">DBG_TX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79cm" svg:height="0.19cm" svg:x="4.2cm" svg:y="2.1cm">
          <text:p text:style-name="P5">GND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79cm" svg:height="0.19cm" svg:x="5cm" svg:y="2.1cm">
          <text:p text:style-name="P5">DBG_RX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9cm" svg:height="0.19cm" svg:x="2.4cm" svg:y="5.1cm">
          <text:p text:style-name="P1">GND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79cm" svg:height="0.19cm" svg:x="4.8cm" svg:y="5.1cm">
          <text:p text:style-name="P5">TGT_5V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79cm" svg:height="0.19cm" svg:x="5.6cm" svg:y="5.1cm">
          <text:p text:style-name="P5">GND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9cm" svg:height="0.19cm" svg:x="3.2cm" svg:y="5.1cm">
          <text:p text:style-name="P5">TGT_5V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79cm" svg:height="0.19cm" svg:x="4cm" svg:y="5.1cm">
          <text:p text:style-name="P5">MC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9cm" svg:height="0.19cm" svg:x="5.4cm" svg:y="3.3cm">
          <text:p text:style-name="P1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79cm" svg:height="0.19cm" svg:x="5.4cm" svg:y="3.5cm">
          <text:p text:style-name="P1">SWIM_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9cm" svg:height="0.19cm" svg:x="5.4cm" svg:y="3.1cm">
          <text:p text:style-name="P1">SW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9cm" svg:height="0.19cm" svg:x="4.6cm" svg:y="2.5cm">
          <text:p text:style-name="P1">V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9cm" svg:height="0.19cm" svg:x="5.4cm" svg:y="2.9cm">
          <text:p text:style-name="P1">VDD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35cm" draw:marker-start-center="false" draw:marker-end-width="0.235cm" draw:marker-end-center="false" draw:stroke-linejoin="round" draw:fill="none" draw:fill-color="#ff3838" loext:fill-use-slide-background="false" draw:textarea-horizontal-align="center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8T13:50:10.651000000</meta:creation-date>
    <dc:date>2024-05-18T17:02:57.277000000</dc:date>
    <meta:editing-duration>PT3H12M45S</meta:editing-duration>
    <meta:editing-cycles>4</meta:editing-cycles>
    <meta:generator>LibreOffice/7.6.6.3$Windows_X86_64 LibreOffice_project/d97b2716a9a4a2ce1391dee1765565ea469b0ae7</meta:generator>
    <meta:print-date>2024-05-18T16:48:14.057000000</meta:print-date>
    <meta:document-statistic meta:object-count="50"/>
  </office:meta>
</office:document-meta>
</file>